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a09e" officeooo:paragraph-rsid="0019a09e"/>
    </style:style>
    <style:style style:name="P2" style:family="paragraph" style:parent-style-name="Standard">
      <style:text-properties officeooo:rsid="0019a09e" officeooo:paragraph-rsid="001ca752"/>
    </style:style>
    <style:style style:name="P3" style:family="paragraph" style:parent-style-name="Standard" style:list-style-name="L1">
      <style:text-properties officeooo:rsid="0019a09e" officeooo:paragraph-rsid="001ca752"/>
    </style:style>
    <style:style style:name="T1" style:family="text">
      <style:text-properties officeooo:rsid="001ca7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cast routing</text:p>
      <text:p text:style-name="P1"/>
      <text:p text:style-name="P2"><text:span text:style-name="T1">Multicast service</text:span></text:p>
      <text:p text:style-name="P2"><text:span text:style-name="T1">A packet is delivered to a subset of a network-layer</text:span></text:p>
      <text:p text:style-name="P2"><text:span text:style-name="T1"/></text:p>
      <text:p text:style-name="P2"><text:span text:style-name="T1">Applications which need multicast service</text:span></text:p>
      <text:list xml:id="list2052290753" text:style-name="L1">
        <text:list-item>
          <text:p text:style-name="P3"><text:span text:style-name="T1">Software upgrade software</text:span></text:p>
        </text:list-item>
        <text:list-item>
          <text:p text:style-name="P3"><text:span text:style-name="T1">Streaming continuous media</text:span></text:p>
        </text:list-item>
        <text:list-item>
          <text:p text:style-name="P3"><text:span text:style-name="T1">White board</text:span></text:p>
        </text:list-item>
        <text:list-item>
          <text:p text:style-name="P3"><text:span text:style-name="T1">Gam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30T08:37:11</meta:creation-date>
    <dc:date>2013-03-14T19:08:08</dc:date>
    <dc:creator>Kempa </dc:creator>
    <meta:editing-duration>P0D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8" meta:word-count="32" meta:character-count="198" meta:non-whitespace-character-count="178"/>
  </office:meta>
</office:document-meta>
</file>